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Roboto Light" svg:font-family="'Roboto Light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8.861cm" svg:y="3.394cm">
            <draw:object draw:notify-on-update-of-ranges="Sheet1.J2:Sheet1.J2 Sheet1.J3:Sheet1.J7 Sheet1.K2:Sheet1.K2 Sheet1.K3:Sheet1.K7 Sheet1.L2:Sheet1.L2 Sheet1.L3:Sheet1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392cm" svg:y="12.558cm">
            <draw:object draw:notify-on-update-of-ranges="Sheet1.K2:Sheet1.K2 Sheet1.K3:Sheet1.K7 Sheet1.K2:Sheet1.K2 Sheet1.L3:Sheet1.L7 Sheet1.M2:Sheet1.M2 Sheet1.L3:Sheet1.L7 Sheet1.M3:Sheet1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ar Donors</text:p>
          </table:table-cell>
          <table:table-cell office:value-type="string" calcext:value-type="string">
            <text:p>Far Donors</text:p>
          </table:table-cell>
          <table:table-cell office:value-type="string" calcext:value-type="string">
            <text:p>Acceptors</text:p>
          </table:table-cell>
          <table:table-cell table:style-name="Default" office:value-type="string" calcext:value-type="string">
            <text:p>Fluo</text:p>
          </table:table-cell>
          <table:table-cell table:style-name="Default" office:value-type="string" calcext:value-type="string">
            <text:p>FRET</text:p>
          </table:table-cell>
          <table:table-cell table:style-name="Default" office:value-type="string" calcext:value-type="string">
            <text:p>F/Fmax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Timest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43" calcext:value-type="float">
            <text:p>943</text:p>
          </table:table-cell>
          <table:table-cell office:value-type="float" office:value="9152" calcext:value-type="float">
            <text:p>9152</text:p>
          </table:table-cell>
          <table:table-cell table:formula="of:=[.D2]/([.D2]+[.E2])" office:value-type="float" office:value="0.0934125804853888" calcext:value-type="float">
            <text:p>0.09341258048538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/>
          <table:table-cell office:value-type="string" calcext:value-type="string">
            <text:p>TNP-ATP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log2(measured)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OG([.K3]+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501042" calcext:value-type="float">
            <text:p>7501042</text:p>
          </table:table-cell>
          <table:table-cell office:value-type="float" office:value="3575400" calcext:value-type="float">
            <text:p>3575400</text:p>
          </table:table-cell>
          <table:table-cell table:formula="of:=[.D4]/([.D4]+[.E4])" office:value-type="float" office:value="0.677206814245946" calcext:value-type="float">
            <text:p>0.677206814245946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00005" calcext:value-type="float">
            <text:p>5.00E-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" office:value-type="float" office:value="0.677206814245946" calcext:value-type="float">
            <text:p>0.677206814245946</text:p>
          </table:table-cell>
          <table:table-cell table:formula="of:=[.F5]" office:value-type="float" office:value="0.762270427277857" calcext:value-type="float">
            <text:p>0.762270427277857</text:p>
          </table:table-cell>
          <table:table-cell table:formula="of:=LOG([.K4]+1; 2)" office:value-type="float" office:value="0.746060596767763" calcext:value-type="float">
            <text:p>0.7460605967677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office:value-type="float" office:value="8403071" calcext:value-type="float">
            <text:p>8403071</text:p>
          </table:table-cell>
          <table:table-cell office:value-type="float" office:value="2620669" calcext:value-type="float">
            <text:p>2620669</text:p>
          </table:table-cell>
          <table:table-cell table:formula="of:=[.D5]/([.D5]+[.E5])" office:value-type="float" office:value="0.762270427277857" calcext:value-type="float">
            <text:p>0.762270427277857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00005" calcext:value-type="float">
            <text:p>5.00E-11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F7:.F8])" office:value-type="float" office:value="0.415055453245127" calcext:value-type="float">
            <text:p>0.415055453245127</text:p>
          </table:table-cell>
          <table:table-cell table:formula="of:=AVERAGE([.F9:.F14])" office:value-type="float" office:value="0.522694697544961" calcext:value-type="float">
            <text:p>0.522694697544961</text:p>
          </table:table-cell>
          <table:table-cell table:formula="of:=LOG([.K5]+1; 2)" office:value-type="float" office:value="0.500858590551265" calcext:value-type="float">
            <text:p>0.500858590551265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F16]" office:value-type="float" office:value="0.226053136261177" calcext:value-type="float">
            <text:p>0.226053136261177</text:p>
          </table:table-cell>
          <table:table-cell table:formula="of:=AVERAGE([.F17:.F20])" office:value-type="float" office:value="0.29318322002638" calcext:value-type="float">
            <text:p>0.29318322002638</text:p>
          </table:table-cell>
          <table:table-cell table:formula="of:=LOG([.K6]+1; 2)" office:value-type="float" office:value="0.294021505749156" calcext:value-type="float">
            <text:p>0.294021505749156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2407732" calcext:value-type="float">
            <text:p>2407732</text:p>
          </table:table-cell>
          <table:table-cell office:value-type="float" office:value="3197450" calcext:value-type="float">
            <text:p>3197450</text:p>
          </table:table-cell>
          <table:table-cell table:formula="of:=[.D7]/([.D7]+[.E7])" office:value-type="float" office:value="0.42955465139223" calcext:value-type="float">
            <text:p>0.42955465139223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00005" calcext:value-type="float">
            <text:p>5.00E-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2]" office:value-type="float" office:value="0.0665718739828345" calcext:value-type="float">
            <text:p>0.066571873982835</text:p>
          </table:table-cell>
          <table:table-cell table:formula="of:=[.F2]" office:value-type="float" office:value="0.0934125804853888" calcext:value-type="float">
            <text:p>0.093412580485389</text:p>
          </table:table-cell>
          <table:table-cell table:formula="of:=LOG([.K7]+1; 2)" office:value-type="float" office:value="0.0929811890678209" calcext:value-type="float">
            <text:p>0.092981189067821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/>
          <table:table-cell office:value-type="string" calcext:value-type="string">
            <text:p>AC</text:p>
          </table:table-cell>
          <table:table-cell table:style-name="Default" office:value-type="float" office:value="2247127" calcext:value-type="float">
            <text:p>2247127</text:p>
          </table:table-cell>
          <table:table-cell table:style-name="Default" office:value-type="float" office:value="3362889" calcext:value-type="float">
            <text:p>3362889</text:p>
          </table:table-cell>
          <table:table-cell table:formula="of:=[.D8]/([.D8]+[.E8])" office:value-type="float" office:value="0.400556255098025" calcext:value-type="float">
            <text:p>0.400556255098025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B</text:p>
          </table:table-cell>
          <table:table-cell office:value-type="float" office:value="58165" calcext:value-type="float">
            <text:p>58165</text:p>
          </table:table-cell>
          <table:table-cell office:value-type="float" office:value="53592" calcext:value-type="float">
            <text:p>53592</text:p>
          </table:table-cell>
          <table:table-cell table:formula="of:=[.D9]/([.D9]+[.E9])" office:value-type="float" office:value="0.520459568528146" calcext:value-type="float">
            <text:p>0.52045956852814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C</text:p>
          </table:table-cell>
          <table:table-cell office:value-type="float" office:value="59475" calcext:value-type="float">
            <text:p>59475</text:p>
          </table:table-cell>
          <table:table-cell office:value-type="float" office:value="52313" calcext:value-type="float">
            <text:p>52313</text:p>
          </table:table-cell>
          <table:table-cell table:formula="of:=[.D10]/([.D10]+[.E10])" office:value-type="float" office:value="0.532033849787097" calcext:value-type="float">
            <text:p>0.53203384978709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D</text:p>
          </table:table-cell>
          <table:table-cell office:value-type="float" office:value="58853" calcext:value-type="float">
            <text:p>58853</text:p>
          </table:table-cell>
          <table:table-cell office:value-type="float" office:value="52860" calcext:value-type="float">
            <text:p>52860</text:p>
          </table:table-cell>
          <table:table-cell table:formula="of:=[.D11]/([.D11]+[.E11])" office:value-type="float" office:value="0.526823198732466" calcext:value-type="float">
            <text:p>0.52682319873246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office:value-type="float" office:value="58139" calcext:value-type="float">
            <text:p>58139</text:p>
          </table:table-cell>
          <table:table-cell office:value-type="float" office:value="53673" calcext:value-type="float">
            <text:p>53673</text:p>
          </table:table-cell>
          <table:table-cell table:formula="of:=[.D12]/([.D12]+[.E12])" office:value-type="float" office:value="0.519971022788252" calcext:value-type="float">
            <text:p>0.51997102278825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office:value-type="float" office:value="57480" calcext:value-type="float">
            <text:p>57480</text:p>
          </table:table-cell>
          <table:table-cell office:value-type="float" office:value="54252" calcext:value-type="float">
            <text:p>54252</text:p>
          </table:table-cell>
          <table:table-cell table:formula="of:=[.D13]/([.D13]+[.E13])" office:value-type="float" office:value="0.514445279776608" calcext:value-type="float">
            <text:p>0.51444527977660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office:value-type="float" office:value="58309" calcext:value-type="float">
            <text:p>58309</text:p>
          </table:table-cell>
          <table:table-cell office:value-type="float" office:value="53301" calcext:value-type="float">
            <text:p>53301</text:p>
          </table:table-cell>
          <table:table-cell table:formula="of:=[.D14]/([.D14]+[.E14])" office:value-type="float" office:value="0.522435265657199" calcext:value-type="float">
            <text:p>0.52243526565719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BCD</text:p>
          </table:table-cell>
          <table:table-cell/>
          <table:table-cell office:value-type="string" calcext:value-type="string">
            <text:p>ABC</text:p>
          </table:table-cell>
          <table:table-cell office:value-type="float" office:value="1274427" calcext:value-type="float">
            <text:p>1274427</text:p>
          </table:table-cell>
          <table:table-cell office:value-type="float" office:value="4363305" calcext:value-type="float">
            <text:p>4363305</text:p>
          </table:table-cell>
          <table:table-cell table:formula="of:=[.D16]/([.D16]+[.E16])" office:value-type="float" office:value="0.226053136261177" calcext:value-type="float">
            <text:p>0.22605313626117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C</text:p>
          </table:table-cell>
          <table:table-cell office:value-type="float" office:value="33455" calcext:value-type="float">
            <text:p>33455</text:p>
          </table:table-cell>
          <table:table-cell office:value-type="float" office:value="79661" calcext:value-type="float">
            <text:p>79661</text:p>
          </table:table-cell>
          <table:table-cell table:formula="of:=[.D17]/([.D17]+[.E17])" office:value-type="float" office:value="0.295758336574844" calcext:value-type="float">
            <text:p>0.29575833657484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D</text:p>
          </table:table-cell>
          <table:table-cell office:value-type="float" office:value="32776" calcext:value-type="float">
            <text:p>32776</text:p>
          </table:table-cell>
          <table:table-cell office:value-type="float" office:value="80381" calcext:value-type="float">
            <text:p>80381</text:p>
          </table:table-cell>
          <table:table-cell table:formula="of:=[.D18]/([.D18]+[.E18])" office:value-type="float" office:value="0.289650662354074" calcext:value-type="float">
            <text:p>0.28965066235407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D</text:p>
          </table:table-cell>
          <table:table-cell office:value-type="float" office:value="33889" calcext:value-type="float">
            <text:p>33889</text:p>
          </table:table-cell>
          <table:table-cell office:value-type="float" office:value="79014" calcext:value-type="float">
            <text:p>79014</text:p>
          </table:table-cell>
          <table:table-cell table:formula="of:=[.D19]/([.D19]+[.E19])" office:value-type="float" office:value="0.300160314606343" calcext:value-type="float">
            <text:p>0.30016031460634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CD</text:p>
          </table:table-cell>
          <table:table-cell office:value-type="float" office:value="32467" calcext:value-type="float">
            <text:p>32467</text:p>
          </table:table-cell>
          <table:table-cell office:value-type="float" office:value="80594" calcext:value-type="float">
            <text:p>80594</text:p>
          </table:table-cell>
          <table:table-cell table:formula="of:=[.D20]/([.D20]+[.E20])" office:value-type="float" office:value="0.287163566570259" calcext:value-type="float">
            <text:p>0.28716356657025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BCD</text:p>
          </table:table-cell>
          <table:table-cell/>
          <table:table-cell office:value-type="string" calcext:value-type="string">
            <text:p>ABCD</text:p>
          </table:table-cell>
          <table:table-cell office:value-type="float" office:value="3886" calcext:value-type="float">
            <text:p>3886</text:p>
          </table:table-cell>
          <table:table-cell office:value-type="float" office:value="54487" calcext:value-type="float">
            <text:p>54487</text:p>
          </table:table-cell>
          <table:table-cell table:formula="of:=[.D22]/([.D22]+[.E22])" office:value-type="float" office:value="0.0665718739828345" calcext:value-type="float">
            <text:p>0.06657187398283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000000005" calcext:value-type="float">
            <text:p>5.00E-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Roboto Light" svg:font-family="'Roboto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Roboto Ligh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 Light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6:20:45.499047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12T11:04:47.890996987</meta:creation-date>
    <meta:generator>LibreOffice/7.0.4.2$Linux_X86_64 LibreOffice_project/00$Build-2</meta:generator>
    <dc:date>2021-02-09T17:14:56.982159769</dc:date>
    <meta:editing-duration>PT19H41M55S</meta:editing-duration>
    <meta:editing-cycles>31</meta:editing-cycles>
    <meta:document-statistic meta:table-count="1" meta:cell-count="16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J2:Sheet1.L7" chart:data-source-has-labels="both" svg:x="0.32cm" svg:y="0.18cm" svg:width="12.508cm" svg:height="8.64cm">
          <chart:coordinate-region svg:x="1.047cm" svg:y="0.38cm" svg:width="11.541cm" svg:height="7.793cm"/>
          <chart:axis chart:dimension="x" chart:name="primary-x" chart:style-name="ch4" chartooo:axis-type="auto">
            <chart:categories table:cell-range-address="Sheet1.J3:Sheet1.J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7" chart:label-cell-address="Sheet1.K2:Sheet1.K2" chart:class="chart:scatter">
            <chart:domain table:cell-range-address="Sheet1.J3:Sheet1.J7"/>
            <chart:data-point chart:repeated="5"/>
          </chart:series>
          <chart:series chart:style-name="ch8" chart:values-cell-range-address="Sheet1.L3:Sheet1.L7" chart:label-cell-address="Sheet1.L2:Sheet1.L2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</text:p>
                <draw:g>
                  <svg:desc>Sheet1.K2:Sheet1.K2</svg:desc>
                </draw:g>
              </table:table-cell>
              <table:table-cell office:value-type="string">
                <text:p>Predicted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J3:Sheet1.J7</svg:desc>
                </draw:g>
              </table:table-cell>
              <table:table-cell office:value-type="float" office:value="1">
                <text:p>1</text:p>
                <draw:g>
                  <svg:desc>Sheet1.K3:Sheet1.K7</svg:desc>
                </draw:g>
              </table:table-cell>
              <table:table-cell office:value-type="float" office:value="1">
                <text:p>1</text:p>
                <draw:g>
                  <svg:desc>Sheet1.L3:Sheet1.L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7206814245946">
                <text:p>0.677206814245946</text:p>
              </table:table-cell>
              <table:table-cell office:value-type="float" office:value="0.762270427277857">
                <text:p>0.7622704272778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15055453245127">
                <text:p>0.415055453245127</text:p>
              </table:table-cell>
              <table:table-cell office:value-type="float" office:value="0.522694697544961">
                <text:p>0.5226946975449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6053136261177">
                <text:p>0.226053136261177</text:p>
              </table:table-cell>
              <table:table-cell office:value-type="float" office:value="0.29318322002638">
                <text:p>0.293183220026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65718739828345">
                <text:p>0.0665718739828345</text:p>
              </table:table-cell>
              <table:table-cell office:value-type="float" office:value="0.0934125804853888">
                <text:p>0.0934125804853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9cm" svg:y="3.952cm" style:legend-expansion="high" chart:style-name="ch2"/>
        <chart:plot-area chart:style-name="ch3" table:cell-range-address="Sheet1.K2:Sheet1.K7 Sheet1.L3:Sheet1.L7 Sheet1.M2:Sheet1.M2" chart:data-source-has-labels="row" svg:x="1.331cm" svg:y="0.18cm" svg:width="11.239cm" svg:height="7.659cm">
          <chart:coordinate-region svg:x="2.058cm" svg:y="0.38cm" svg:width="10.272cm" svg:height="6.812cm"/>
          <chart:axis chart:dimension="x" chart:name="primary-x" chart:style-name="ch4">
            <chart:title svg:x="5.596cm" svg:y="8.019cm" chart:style-name="ch5">
              <text:p>Measured F/Fmax</text:p>
            </chart:title>
          </chart:axis>
          <chart:axis chart:dimension="y" chart:name="primary-y" chart:style-name="ch6">
            <chart:title svg:x="0.451cm" svg:y="5.323cm" chart:style-name="ch7">
              <text:p>Predicted F/Fmax</text:p>
            </chart:title>
            <chart:grid chart:style-name="ch8" chart:class="major"/>
          </chart:axis>
          <chart:series chart:style-name="ch9" chart:values-cell-range-address="Sheet1.L3:Sheet1.L7" chart:label-cell-address="Sheet1.K2:Sheet1.K2" chart:class="chart:scatter">
            <chart:domain table:cell-range-address="Sheet1.K3:Sheet1.K7"/>
            <chart:data-point/>
            <chart:data-point chart:style-name="ch10"/>
            <chart:data-point chart:repeated="3"/>
          </chart:series>
          <chart:series chart:style-name="ch11" chart:values-cell-range-address="Sheet1.L3:Sheet1.L7" chart:label-cell-address="Sheet1.M2:Sheet1.M2" chart:class="chart:scatter">
            <chart:domain table:cell-range-address="Sheet1.M3:Sheet1.M7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Measured</text:p>
                <draw:g>
                  <svg:desc>Sheet1.K2:Sheet1.K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log2(measured)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3:Sheet1.K7</svg:desc>
                </draw:g>
              </table:table-cell>
              <table:table-cell office:value-type="float" office:value="1">
                <text:p>1</text:p>
                <draw:g>
                  <svg:desc>Sheet1.L3:Sheet1.L7</svg:desc>
                </draw:g>
              </table:table-cell>
              <table:table-cell office:value-type="float" office:value="1">
                <text:p>1</text:p>
                <draw:g>
                  <svg:desc>Sheet1.M3:Sheet1.M7</svg:desc>
                </draw:g>
              </table:table-cell>
              <table:table-cell office:value-type="float" office:value="1">
                <text:p>1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7206814245946">
                <text:p>0.677206814245946</text:p>
              </table:table-cell>
              <table:table-cell office:value-type="float" office:value="0.762270427277857">
                <text:p>0.762270427277857</text:p>
              </table:table-cell>
              <table:table-cell office:value-type="float" office:value="0.746060596767763">
                <text:p>0.746060596767763</text:p>
              </table:table-cell>
              <table:table-cell office:value-type="float" office:value="0.762270427277857">
                <text:p>0.762270427277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055453245127">
                <text:p>0.415055453245127</text:p>
              </table:table-cell>
              <table:table-cell office:value-type="float" office:value="0.522694697544961">
                <text:p>0.522694697544961</text:p>
              </table:table-cell>
              <table:table-cell office:value-type="float" office:value="0.500858590551265">
                <text:p>0.500858590551265</text:p>
              </table:table-cell>
              <table:table-cell office:value-type="float" office:value="0.522694697544961">
                <text:p>0.522694697544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053136261177">
                <text:p>0.226053136261177</text:p>
              </table:table-cell>
              <table:table-cell office:value-type="float" office:value="0.29318322002638">
                <text:p>0.29318322002638</text:p>
              </table:table-cell>
              <table:table-cell office:value-type="float" office:value="0.294021505749156">
                <text:p>0.294021505749156</text:p>
              </table:table-cell>
              <table:table-cell office:value-type="float" office:value="0.29318322002638">
                <text:p>0.29318322002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5718739828345">
                <text:p>0.0665718739828345</text:p>
              </table:table-cell>
              <table:table-cell office:value-type="float" office:value="0.0934125804853888">
                <text:p>0.0934125804853888</text:p>
              </table:table-cell>
              <table:table-cell office:value-type="float" office:value="0.0929811890678209">
                <text:p>0.0929811890678209</text:p>
              </table:table-cell>
              <table:table-cell office:value-type="float" office:value="0.0934125804853888">
                <text:p>0.0934125804853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